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e424" officeooo:paragraph-rsid="0004e424"/>
    </style:style>
    <style:style style:name="P2" style:family="paragraph" style:parent-style-name="Table_20_Contents">
      <style:text-properties fo:font-weight="bold" officeooo:rsid="0004e424" officeooo:paragraph-rsid="0004e424" style:font-weight-asian="bold" style:font-weight-complex="bold"/>
    </style:style>
    <style:style style:name="P3" style:family="paragraph" style:parent-style-name="Table_20_Contents">
      <style:text-properties officeooo:rsid="00067469" officeooo:paragraph-rsid="00067469"/>
    </style:style>
    <style:style style:name="P4" style:family="paragraph" style:parent-style-name="Table_20_Contents">
      <style:text-properties officeooo:rsid="0007d248" officeooo:paragraph-rsid="0007d248"/>
    </style:style>
    <style:style style:name="T1" style:family="text">
      <style:text-properties officeooo:rsid="0007d2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PIN</text:p>
          </table:table-cell>
          <table:table-cell table:style-name="Table1.B1" office:value-type="string">
            <text:p text:style-name="P2">Funktion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B2" office:value-type="string">
            <text:p text:style-name="P3">INPUT: <text:span text:style-name="T1">left 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INPUT: rightRpm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1">Right backward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1">Right foreward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B2" office:value-type="string">
            <text:p text:style-name="P1">Left foreward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B2" office:value-type="string">
            <text:p text:style-name="P1">Left backwar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55:20.036624338</meta:creation-date>
    <dc:date>2017-02-23T22:18:59.648659849</dc:date>
    <meta:editing-duration>PT5H23M9S</meta:editing-duration>
    <meta:editing-cycles>1</meta:editing-cycles>
    <meta:document-statistic meta:table-count="1" meta:image-count="0" meta:object-count="0" meta:page-count="1" meta:paragraph-count="14" meta:word-count="20" meta:character-count="99" meta:non-whitespace-character-count="92"/>
    <meta:generator>LibreOffice/5.1.4.2$Linux_X86_64 LibreOffice_project/10m0$Build-2</meta:generator>
  </office:meta>
</office:document-meta>
</file>